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e3cb6" officeooo:paragraph-rsid="000e3cb6"/>
    </style:style>
    <style:style style:name="P2" style:family="paragraph" style:parent-style-name="Standard">
      <style:text-properties style:font-name="Hack" officeooo:rsid="000eef34" officeooo:paragraph-rsid="000eef34"/>
    </style:style>
    <style:style style:name="T1" style:family="text">
      <style:text-properties officeooo:rsid="000ee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Lab – Adrian Shotola Hardt</text:p>
      <text:p text:style-name="P1"/>
      <text:p text:style-name="P1">3.<text:tab/>11 =<text:tab/>1011</text:p>
      <text:p text:style-name="P1"><text:tab/>65 = 1000001<text:tab/></text:p>
      <text:p text:style-name="P1"><text:tab/>100= 1100100</text:p>
      <text:p text:style-name="P1"><text:tab/>255= 11111111</text:p>
      <text:p text:style-name="P1">4.<text:tab/>13</text:p>
      <text:p text:style-name="P1"><text:tab/>8</text:p>
      <text:p text:style-name="P1"><text:tab/>43</text:p>
      <text:p text:style-name="P1">5.<text:tab/><text:span text:style-name="T1">A<text:tab/>D<text:tab/>R<text:tab/>I<text:tab/>A<text:tab/>N</text:span></text:p>
      <text:p text:style-name="P1"><text:tab/><text:span text:style-name="T1">65<text:tab/>68<text:tab/>82<text:tab/>73<text:tab/>65<text:tab/>78</text:span></text:p>
      <text:p text:style-name="P2">6.<text:tab/>Dutch programmer, Guido van Rossum, created python in 1989, and <text:tab/>is referred to as the BDFL, aka the Benevolent Dictator For Lif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6:27:43.085787891</meta:creation-date>
    <dc:date>2021-04-03T16:45:59.349212865</dc:date>
    <meta:editing-duration>PT8M6S</meta:editing-duration>
    <meta:editing-cycles>1</meta:editing-cycles>
    <meta:document-statistic meta:table-count="0" meta:image-count="0" meta:object-count="0" meta:page-count="1" meta:paragraph-count="11" meta:word-count="57" meta:character-count="260" meta:non-whitespace-character-count="205"/>
    <meta:generator>LibreOffice/7.1.1.2$Linux_X86_64 LibreOffice_project/10$Build-2</meta:generator>
  </office:meta>
</office:document-meta>
</file>